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A0000018A1EC0D219.png" manifest:media-type=""/>
  <manifest:file-entry manifest:full-path="Pictures/100002010000018A0000018A5D4E929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Gill Sans" svg:font-family="'Gill Sans'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ucida Grande" svg:font-family="'Lucida Grande'" style:font-pitch="variable"/>
    <style:font-face style:name="Verdana" svg:font-family="Verdana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8.891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778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2.118cm" fo:min-width="0cm" fo:padding-top="0.141cm" fo:padding-bottom="0.141cm" fo:padding-left="0.141cm" fo:padding-right="0.141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22.402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Title1-title">
      <style:graphic-properties fo:min-height="2.108cm"/>
    </style:style>
    <style:style style:name="pr6" style:family="presentation" style:parent-style-name="Title1-outline1">
      <style:graphic-properties fo:min-height="22.424cm"/>
    </style:style>
    <style:style style:name="pr7" style:family="presentation" style:parent-style-name="Title1-notes">
      <style:graphic-properties draw:fill-color="#ffffff" fo:min-height="11.42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5" style:family="paragraph">
      <style:paragraph-properties fo:text-align="start"/>
    </style:style>
    <style:style style:name="T1" style:family="text">
      <style:text-properties fo:language="en" fo:country="GB"/>
    </style:style>
    <style:style style:name="T2" style:family="text">
      <style:text-properties fo:color="#000000" fo:font-size="42pt" fo:language="en" fo:country="GB" style:font-size-asian="42pt" style:font-size-complex="42pt"/>
    </style:style>
    <style:style style:name="T3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1d2663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9.069cm" svg:height="9.172cm" svg:x="3.527cm" svg:y="4.551cm" presentation:class="title" presentation:user-transformed="true">
          <draw:text-box>
            <text:list text:style-name="L1">
              <text:list-header>
                <text:p text:style-name="P1"><text:span text:style-name="T1">MiniAOD Details</text:span></text:p>
              </text:list-header>
            </text:list>
          </draw:text-box>
        </draw:frame>
        <draw:frame presentation:style-name="pr2" draw:text-style-name="P2" draw:layer="layout" svg:width="29.069cm" svg:height="10.059cm" svg:x="3.527cm" svg:y="13.969cm" presentation:class="outline" presentation:user-transformed="true">
          <draw:text-box>
            <text:list text:style-name="L2">
              <text:list-header>
                <text:p text:style-name="P3"><text:span text:style-name="T1">J. Pela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" presentation:class="page"/>
          <draw:custom-shape draw:style-name="gr1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" presentation:presentation-page-layout-name="AL1T1">
        <draw:frame presentation:style-name="pr3" draw:text-style-name="P2" draw:layer="layout" svg:width="34.925cm" svg:height="2.399cm" svg:x="0.599cm" svg:y="0.634cm" presentation:class="title" presentation:user-transformed="true">
          <draw:text-box>
            <text:list text:style-name="L2">
              <text:list-header>
                <text:p text:style-name="P4"><text:span text:style-name="T2">Details</text:span></text:p>
              </text:list-header>
            </text:list>
          </draw:text-box>
        </draw:frame>
        <draw:frame presentation:style-name="pr4" draw:text-style-name="P2" draw:layer="layout" svg:width="34.749cm" svg:height="22.683cm" svg:x="0.669cm" svg:y="3.633cm" presentation:class="outline" presentation:user-transformed="true">
          <draw:text-box>
            <text:list text:style-name="L3">
              <text:list-item>
                <text:p text:style-name="P5">Small event size (30-50 kb/event).</text:p>
              </text:list-item>
            </text:list>
            <text:p/>
            <text:p>The main contents of the MiniAOD are:</text:p>
            <text:p/>
            <text:list text:continue-numbering="true" text:style-name="L3">
              <text:list-item>
                <text:p text:style-name="P5">High level physics objects (leptons, photons, jets, ETmiss), with detailed information </text:p>
                <text:list>
                  <text:list-item>
                    <text:p text:style-name="P5">Allow retuning of identification criteria, saved using PAT dataformats.</text:p>
                  </text:list-item>
                  <text:list-item>
                    <text:p text:style-name="P5">Some preselection requirements (failing implies <text:s/>not stored or stored only with limited information.</text:p>
                  </text:list-item>
                  <text:list-item>
                    <text:p text:style-name="P5">Some high level corrections are applied: L1+L2+L3(+residual) corrections to jets, type1 corrections to Etmiss.</text:p>
                  </text:list-item>
                </text:list>
              </text:list-item>
              <text:list-item>
                <text:p text:style-name="P5">The full list of particles reconstructed by the ParticleFlow</text:p>
                <text:list>
                  <text:list-item>
                    <text:p text:style-name="P5">Only storing the most basic quantities for each object (4-vector, impact parameter, pdg id, some quality flags)</text:p>
                  </text:list-item>
                  <text:list-item>
                    <text:p text:style-name="P5">Reduced numerical precision; these are useful to recompute isolation, or to perform jet substructure studies.</text:p>
                  </text:list-item>
                  <text:list-item>
                    <text:p text:style-name="P5">For charged particles with pT&gt; 0.9 GeV, more information about the associated track is saved, including the covariance matrix, so that they can be used for b-tagging purposes.</text:p>
                  </text:list-item>
                </text:list>
              </text:list-item>
              <text:list-item>
                <text:p text:style-name="P5">MC Truth information: a subset of the genParticles</text:p>
                <text:list>
                  <text:list-item>
                    <text:p text:style-name="P5">Enough to describe the hard scattering process, </text:p>
                  </text:list-item>
                  <text:list-item>
                    <text:p text:style-name="P5">Jet flavour information, and final state leptons and photons; </text:p>
                  </text:list-item>
                  <text:list-item>
                    <text:p text:style-name="P5">GenJets with pT &gt; 8 GeV also stored</text:p>
                  </text:list-item>
                  <text:list-item>
                    <text:p text:style-name="P5">Other mc summary information (e.g event weight, LHE header, PDF, PU information).</text:p>
                  </text:list-item>
                  <text:list-item>
                    <text:p text:style-name="P5">All the stable genParticles with mc status code 1 are also saved (allows reclustering of GenJets with different algorithms and substructure studies)</text:p>
                  </text:list-item>
                </text:list>
              </text:list-item>
              <text:list-item>
                <text:p text:style-name="P5">Trigger information:</text:p>
                <text:list>
                  <text:list-item>
                    <text:p text:style-name="P5">trigger bits associated to all paths</text:p>
                  </text:list-item>
                  <text:list-item>
                    <text:p text:style-name="P5">All the trigger objects that have contributed to firing at least one filter within the trigger. </text:p>
                  </text:list-item>
                  <text:list-item>
                    <text:p text:style-name="P5">all objects reconstructed at L1 and the L1 global trigger summary, prescale values of all the triggers.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2" presentation:class="page"/>
          <draw:custom-shape draw:style-name="gr1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1" presentation:presentation-page-layout-name="AL1T1">
        <draw:frame presentation:style-name="pr5" draw:layer="layout" svg:width="34.916cm" svg:height="2.39cm" svg:x="0.6cm" svg:y="0.635cm" presentation:class="title">
          <draw:text-box>
            <text:p text:style-name="P5">Our usage case<text:tab/></text:p>
          </draw:text-box>
        </draw:frame>
        <draw:frame presentation:style-name="pr6" draw:text-style-name="P5" draw:layer="layout" svg:width="34.74cm" svg:height="22.674cm" svg:x="0.67cm" svg:y="3.634cm" presentation:class="outline">
          <draw:text-box>
            <text:list text:style-name="L3">
              <text:list-item>
                <text:p text:style-name="P5">MiniAOD has a very similar implementation to our current framework ntuples</text:p>
                <text:list>
                  <text:list-item>
                    <text:p text:style-name="P5">PAT based stripped informations</text:p>
                  </text:list-item>
                  <text:list-item>
                    <text:p text:style-name="P5">Filtered collections (Minimum pT cuts, etc)</text:p>
                  </text:list-item>
                </text:list>
              </text:list-item>
              <text:list-item>
                <text:p text:style-name="P5">At first look nothing we need is missing</text:p>
                <text:list>
                  <text:list-item>
                    <text:p text:style-name="P5">Generator information present (including gen jets)</text:p>
                  </text:list-item>
                  <text:list-item>
                    <text:p text:style-name="P5">Trigger information present (all necessary things L1 and HLT present)</text:p>
                  </text:list-item>
                  <text:list-item>
                    <text:p text:style-name="P5">Reco quantities also there with enough information to repeat most ID calculations</text:p>
                  </text:list-item>
                  <text:list-item>
                    <text:p text:style-name="P5">Even all tracks via charged particles (associated track) so track based variables are possible :)</text:p>
                  </text:list-item>
                </text:list>
              </text:list-item>
              <text:list-item>
                <text:p text:style-name="P5">After yeasterday having a chat with Seth (from H-&gt;gamma gamma)</text:p>
                <text:list>
                  <text:list-item>
                    <text:p text:style-name="P5">They have code in place to access this (he pointed me to it)</text:p>
                  </text:list-item>
                  <text:list-item>
                    <text:p text:style-name="P5">They have already implemented some new primary vertex calculation with usage of photons (can we do same with HF jets?)</text:p>
                  </text:list-item>
                  <text:list-item>
                    <text:p text:style-name="P5">We should be able to re-use code and know how for of FW <text:s/></text:p>
                  </text:list-item>
                </text:list>
              </text:list-item>
              <text:list-item>
                <text:p text:style-name="P5">No show stoppers up to now except:</text:p>
                <text:list>
                  <text:list-item>
                    <text:p text:style-name="P5">Current MiniAOD is for CMSSW_7_0_X</text:p>
                  </text:list-item>
                  <text:list-item>
                    <text:p text:style-name="P5">Trigger studies are at CMSSW_7_2_0 (not likelly to be backported)</text:p>
                  </text:list-item>
                  <text:list-item>
                    <text:p text:style-name="P5">Not obvious if MiniAOD will work out of the box on CMSSW_7_2_X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69cm" svg:height="34.696cm" svg:x="-32.774cm" svg:y="-32.769cm" draw:page-number="3" presentation:class="page"/>
          <draw:frame presentation:style-name="pr7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draw:frame presentation:style-name="pr5" draw:text-style-name="P5" draw:layer="layout" svg:width="34.916cm" svg:height="2.39cm" svg:x="0.6cm" svg:y="0.635cm" presentation:class="title">
          <draw:text-box>
            <text:p text:style-name="P5">Trigger work</text:p>
          </draw:text-box>
        </draw:frame>
        <draw:frame presentation:style-name="pr6" draw:text-style-name="P5" draw:layer="layout" svg:width="34.74cm" svg:height="22.674cm" svg:x="0.67cm" svg:y="3.634cm" presentation:class="outline">
          <draw:text-box>
            <text:list text:style-name="L3">
              <text:list-item>
                <text:p text:style-name="P5">Currently working on replicating L1T behavior</text:p>
                <text:list>
                  <text:list-item>
                    <text:p text:style-name="P5">Simulating prescales in order to calculate total L1T rate</text:p>
                  </text:list-item>
                  <text:list-item>
                    <text:p text:style-name="P5">Calculate pure and additional rates</text:p>
                  </text:list-item>
                </text:list>
              </text:list-item>
              <text:list-item>
                <text:p text:style-name="P5">Currently observing disagreaments</text:p>
                <text:list>
                  <text:list-item>
                    <text:p text:style-name="P5">Some numbers do not agree with TSG (I also do not thrust them)</text:p>
                  </text:list-item>
                  <text:list-item>
                    <text:p text:style-name="P5">Some numbers do not agree with my own studies (maybe bugs or CMSSW versions)</text:p>
                  </text:list-item>
                  <text:list-item>
                    <text:p text:style-name="P5">Mor e to come in the next few days</text:p>
                  </text:list-item>
                </text:list>
              </text:list-item>
              <text:list-item>
                <text:p text:style-name="P5">More studies to follow on new assymetric triggers</text:p>
                <text:list>
                  <text:list-item>
                    <text:p text:style-name="P5">Full L1T + HLT optimization studies</text:p>
                  </text:list-item>
                  <text:list-item>
                    <text:p text:style-name="P5">Generator level studies (Jim is working on that)</text:p>
                  </text:list-item>
                  <text:list-item>
                    <text:p text:style-name="P5">Reco level studies (need more code and ntuples in place)</text:p>
                  </text:list-item>
                </text:list>
              </text:list-item>
              <text:list-item>
                <text:p text:style-name="P5">New HLT paths in the way to be included in MC production</text:p>
                <text:list>
                  <text:list-item>
                    <text:p text:style-name="P5">Based on ETM70</text:p>
                  </text:list-item>
                  <text:list-item>
                    <text:p text:style-name="P5">Base Path: HLT_DiPFJet40_Deta3p5_MJJ600_PFMETNoMu140_v1</text:p>
                    <text:list>
                      <text:list-item>
                        <text:p text:style-name="P5"><text:span text:style-name="T3">Rate: 4.7 Hz Additional efficiency to PFMET170: 10% </text:span></text:p>
                      </text:list-item>
                    </text:list>
                  </text:list-item>
                  <text:list-item>
                    <text:p text:style-name="P5"><text:span text:style-name="T3">Systematics Path: HLT_DiPFJet40_Deta3p5_MJJ600_PFMETNoMu80_v1</text:span></text:p>
                    <text:list>
                      <text:list-item>
                        <text:p text:style-name="P5"><text:span text:style-name="T3">Rate 0.1 Hz prescale 5000 (L1T: 1000 and HLT: 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69cm" svg:height="34.696cm" svg:x="-32.774cm" svg:y="-32.769cm" draw:page-number="4" presentation:class="page"/>
          <draw:frame presentation:style-name="pr7" draw:layer="layout" svg:width="15.231cm" svg:height="11.42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Gill Sans" svg:font-family="'Gill Sans'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ucida Grande" svg:font-family="'Lucida Grande'" style:font-pitch="variable"/>
    <style:font-face style:name="Verdana" svg:font-family="Verdana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msArrowStealthEnd_20_5" draw:display-name="msArrowStealthEnd 5" svg:viewBox="0 0 318 318" svg:d="m159 0 159 318-159-127-159 127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12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Helvetica Neue" fo:font-family="'Helvetica Neue'" style:font-pitch="variable" fo:font-size="12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d2663" style:text-outline="false" style:text-line-through-style="none" style:text-position="0% 100%" style:font-name="Helvetica Neue" fo:font-family="'Helvetica Neue'" style:font-pitch="variable" fo:font-size="48pt" fo:font-style="normal" fo:text-shadow="none" style:text-underline-style="none" fo:font-weight="normal" style:font-name-asian="ヒラギノ角ゴ ProN W3" style:font-family-asian="'ヒラギノ角ゴ ProN W3'" style:font-pitch-asian="variable" style:font-size-asian="48pt" style:font-style-asian="normal" style:font-weight-asian="normal" style:font-name-complex="ヒラギノ角ゴ ProN W3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4c94" style:text-outline="false" style:text-line-through-style="none" style:text-position="0% 100%" style:font-name="Helvetica Neue" fo:font-family="'Helvetica Neue'" style:font-pitch="variable" fo:font-size="24pt" fo:language="en" fo:country="GB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Helvetica Neue" fo:font-family="'Helvetica Neue'" style:font-pitch="variable" fo:font-size="24pt" fo:language="en" fo:country="GB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b7dc9" style:text-line-through-style="none" style:text-position="0% 100%" style:font-name="Helvetica Neue" fo:font-family="'Helvetica Neue'" style:font-pitch="variable" fo:font-size="24pt" fo:language="en" fo:country="GB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d2663" style:text-outline="false" style:text-line-through-style="none" style:text-position="0% 100%" style:font-name="Helvetica Neue" fo:font-family="'Helvetica Neue'" style:font-pitch="variable" fo:font-size="48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8pt" style:font-style-asian="normal" style:font-weight-asian="normal" style:font-name-complex="ヒラギノ角ゴ ProN W3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70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70pt" style:font-style-asian="normal" style:font-weight-asian="normal" style:font-name-complex="ヒラギノ角ゴ ProN W3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4pt" style:font-style-asian="normal" style:font-weight-asian="normal" style:font-name-complex="ヒラギノ角ゴ ProN W3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70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70pt" style:font-style-asian="normal" style:font-weight-asian="normal" style:font-name-complex="ヒラギノ角ゴ ProN W3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84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8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1.34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1.34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1.34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1.3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0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66" style:text-line-through-style="none" style:text-position="0% 100%" style:font-name="Helvetica Neue" fo:font-family="'Helvetica Neue'" style:font-pitch="variable" fo:font-size="20pt" fo:font-style="normal" fo:text-shadow="none" style:text-underline-style="none" fo:font-weight="normal" style:font-name-asian="ヒラギノ角ゴ ProN W3" style:font-family-asian="'ヒラギノ角ゴ ProN W3'" style:font-pitch-asian="variable" style:font-size-asian="20pt" style:font-style-asian="normal" style:font-weight-asian="normal" style:font-name-complex="ヒラギノ角ゴ ProN W3" style:font-family-complex="'ヒラギノ角ゴ ProN W3'" style:font-pitch-complex="variable" style:font-size-complex="20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66" style:text-line-through-style="none" style:text-position="0% 100%" style:font-name="Helvetica Neue" fo:font-family="'Helvetica Neue'" style:font-pitch="variable" fo:font-size="18pt" fo:font-style="normal" fo:text-shadow="none" style:text-underline-style="none" fo:font-weight="normal" style:font-name-asian="ヒラギノ角ゴ ProN W3" style:font-family-asian="'ヒラギノ角ゴ ProN W3'" style:font-pitch-asian="variable" style:font-size-asian="18pt" style:font-style-asian="normal" style:font-weight-asian="normal" style:font-name-complex="ヒラギノ角ゴ ProN W3" style:font-family-complex="'ヒラギノ角ゴ ProN W3'" style:font-pitch-complex="variable" style:font-size-complex="1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66" style:text-line-through-style="none" style:text-position="0% 100%" style:font-name="Helvetica Neue" fo:font-family="'Helvetica Neue'" style:font-pitch="variable" fo:font-size="18pt" fo:font-style="normal" fo:text-shadow="none" style:text-underline-style="none" fo:font-weight="normal" style:font-name-asian="ヒラギノ角ゴ ProN W3" style:font-family-asian="'ヒラギノ角ゴ ProN W3'" style:font-pitch-asian="variable" style:font-size-asian="18pt" style:font-style-asian="normal" style:font-weight-asian="normal" style:font-name-complex="ヒラギノ角ゴ ProN W3" style:font-family-complex="'ヒラギノ角ゴ ProN W3'" style:font-pitch-complex="variable" style:font-size-complex="18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66" style:text-line-through-style="none" style:text-position="0% 100%" style:font-name="Helvetica Neue" fo:font-family="'Helvetica Neue'" style:font-pitch="variable" fo:font-size="18pt" fo:font-style="normal" fo:text-shadow="none" style:text-underline-style="none" fo:font-weight="normal" style:font-name-asian="ヒラギノ角ゴ ProN W3" style:font-family-asian="'ヒラギノ角ゴ ProN W3'" style:font-pitch-asian="variable" style:font-size-asian="18pt" style:font-style-asian="normal" style:font-weight-asian="normal" style:font-name-complex="ヒラギノ角ゴ ProN W3" style:font-family-complex="'ヒラギノ角ゴ ProN W3'" style:font-pitch-complex="variable" style:font-size-complex="18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66" style:text-line-through-style="none" style:text-position="0% 100%" style:font-name="Helvetica Neue" fo:font-family="'Helvetica Neue'" style:font-pitch="variable" fo:font-size="18pt" fo:font-style="normal" fo:text-shadow="none" style:text-underline-style="none" fo:font-weight="normal" style:font-name-asian="ヒラギノ角ゴ ProN W3" style:font-family-asian="'ヒラギノ角ゴ ProN W3'" style:font-pitch-asian="variable" style:font-size-asian="18pt" style:font-style-asian="normal" style:font-weight-asian="normal" style:font-name-complex="ヒラギノ角ゴ ProN W3" style:font-family-complex="'ヒラギノ角ゴ ProN W3'" style:font-pitch-complex="variable" style:font-size-complex="18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66" style:text-line-through-style="none" style:text-position="0% 100%" style:font-name="Helvetica Neue" fo:font-family="'Helvetica Neue'" style:font-pitch="variable" fo:font-size="18pt" fo:font-style="normal" fo:text-shadow="none" style:text-underline-style="none" fo:font-weight="normal" style:font-name-asian="ヒラギノ角ゴ ProN W3" style:font-family-asian="'ヒラギノ角ゴ ProN W3'" style:font-pitch-asian="variable" style:font-size-asian="18pt" style:font-style-asian="normal" style:font-weight-asian="normal" style:font-name-complex="ヒラギノ角ゴ ProN W3" style:font-family-complex="'ヒラギノ角ゴ ProN W3'" style:font-pitch-complex="variable" style:font-size-complex="18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66" style:text-line-through-style="none" style:text-position="0% 100%" style:font-name="Helvetica Neue" fo:font-family="'Helvetica Neue'" style:font-pitch="variable" fo:font-size="18pt" fo:font-style="normal" fo:text-shadow="none" style:text-underline-style="none" fo:font-weight="normal" style:font-name-asian="ヒラギノ角ゴ ProN W3" style:font-family-asian="'ヒラギノ角ゴ ProN W3'" style:font-pitch-asian="variable" style:font-size-asian="18pt" style:font-style-asian="normal" style:font-weight-asian="normal" style:font-name-complex="ヒラギノ角ゴ ProN W3" style:font-family-complex="'ヒラギノ角ゴ ProN W3'" style:font-pitch-complex="variable" style:font-size-complex="18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66" style:text-line-through-style="none" style:text-position="0% 100%" style:font-name="Helvetica Neue" fo:font-family="'Helvetica Neue'" style:font-pitch="variable" fo:font-size="18pt" fo:font-style="normal" fo:text-shadow="none" style:text-underline-style="none" fo:font-weight="normal" style:font-name-asian="ヒラギノ角ゴ ProN W3" style:font-family-asian="'ヒラギノ角ゴ ProN W3'" style:font-pitch-asian="variable" style:font-size-asian="18pt" style:font-style-asian="normal" style:font-weight-asian="normal" style:font-name-complex="ヒラギノ角ゴ ProN W3" style:font-family-complex="'ヒラギノ角ゴ ProN W3'" style:font-pitch-complex="variable" style:font-size-complex="18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66" style:text-outline="false" style:text-line-through-style="none" style:text-position="0% 100%" style:font-name="Helvetica Neue" fo:font-family="'Helvetica Neue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graphic-properties>
        <text:list-style style:name="Title1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0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f25" style:text-outline="false" style:text-line-through-style="none" style:text-position="0% 100%" style:font-name="Helvetica Neue" fo:font-family="'Helvetica Neue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graphic-properties>
        <text:list-style style:name="Title1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0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f25" style:text-outline="false" style:text-line-through-style="none" style:text-position="0% 100%" style:font-name="Helvetica Neue" fo:font-family="'Helvetica Neue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graphic-properties>
        <text:list-style style:name="Title15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0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f25" style:text-outline="false" style:text-line-through-style="none" style:text-position="0% 100%" style:font-name="Helvetica Neue" fo:font-family="'Helvetica Neue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graphic-properties>
        <text:list-style style:name="Title16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0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f25" style:text-outline="false" style:text-line-through-style="none" style:text-position="0% 100%" style:font-name="Helvetica Neue" fo:font-family="'Helvetica Neue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graphic-properties>
        <text:list-style style:name="Title17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0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f25" style:text-outline="false" style:text-line-through-style="none" style:text-position="0% 100%" style:font-name="Helvetica Neue" fo:font-family="'Helvetica Neue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8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graphic-properties>
        <text:list-style style:name="Title18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07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.07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91919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d2663" style:text-outline="false" style:text-line-through-style="none" style:text-position="0% 100%" style:font-name="Helvetica Neue Light" fo:font-family="'Helvetica Neue Light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82f25" style:text-outline="false" style:text-line-through-style="none" style:text-position="0% 100%" style:font-name="Helvetica Neue" fo:font-family="'Helvetica Neue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graphic-properties>
        <text:list-style style:name="Title19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d2663" style:text-outline="false" style:text-line-through-style="none" style:text-position="0% 100%" style:font-name="Helvetica Neue" fo:font-family="'Helvetica Neue'" style:font-pitch="variable" fo:font-size="48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8pt" style:font-style-asian="normal" style:font-weight-asian="normal" style:font-name-complex="ヒラギノ角ゴ ProN W3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graphic-properties>
        <text:list-style style:name="Title20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c82f25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Helvetica Neue" fo:font-family="'Helvetica Neue'" style:font-pitch="variable" fo:font-size="2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4pt" style:font-style-asian="normal" style:font-weight-asian="normal" style:font-name-complex="ヒラギノ角ゴ ProN W3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d2663" style:text-outline="false" style:text-line-through-style="none" style:text-position="0% 100%" style:font-name="Helvetica Neue" fo:font-family="'Helvetica Neue'" style:font-pitch="variable" fo:font-size="48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8pt" style:font-style-asian="normal" style:font-weight-asian="normal" style:font-name-complex="ヒラギノ角ゴ ProN W3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71cm" svg:stroke-color="#f2b327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106cm" svg:stroke-color="#0077c5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106cm" svg:stroke-color="#d71516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solid" svg:stroke-width="0.071cm" svg:stroke-color="#d71516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2cm" fo:min-width="0cm" fo:wrap-option="wrap"/>
    </style:style>
    <style:style style:name="Mpr2" style:family="presentation" style:parent-style-name="Title1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3-backgroundobjects" style:list-style-name="ML5">
      <style:graphic-properties draw:stroke="none" draw:fill="none" draw:fill-color="#ffffff" draw:auto-grow-height="false" draw:auto-grow-width="false" fo:min-height="1.262cm" fo:min-width="0cm" fo:wrap-option="wrap"/>
    </style:style>
    <style:style style:name="Mpr4" style:family="presentation" style:parent-style-name="Title14-backgroundobjects" style:list-style-name="ML5">
      <style:graphic-properties draw:stroke="none" draw:fill="none" draw:fill-color="#ffffff" draw:auto-grow-height="false" draw:auto-grow-width="false" fo:min-height="1.262cm" fo:min-width="0cm" fo:wrap-option="wrap"/>
    </style:style>
    <style:style style:name="Mpr5" style:family="presentation" style:parent-style-name="Title15-backgroundobjects" style:list-style-name="ML5">
      <style:graphic-properties draw:stroke="none" draw:fill="none" draw:fill-color="#ffffff" draw:auto-grow-height="false" draw:auto-grow-width="false" fo:min-height="1.262cm" fo:min-width="0cm" fo:wrap-option="wrap"/>
    </style:style>
    <style:style style:name="Mpr6" style:family="presentation" style:parent-style-name="Title16-backgroundobjects" style:list-style-name="ML5">
      <style:graphic-properties draw:stroke="none" draw:fill="none" draw:fill-color="#ffffff" draw:auto-grow-height="false" draw:auto-grow-width="false" fo:min-height="1.262cm" fo:min-width="0cm" fo:wrap-option="wrap"/>
    </style:style>
    <style:style style:name="Mpr7" style:family="presentation" style:parent-style-name="Title17-backgroundobjects" style:list-style-name="ML5">
      <style:graphic-properties draw:stroke="none" draw:fill="none" draw:fill-color="#ffffff" draw:auto-grow-height="false" draw:auto-grow-width="false" fo:min-height="1.262cm" fo:min-width="0cm" fo:wrap-option="wrap"/>
    </style:style>
    <style:style style:name="Mpr8" style:family="presentation" style:parent-style-name="Title18-backgroundobjects" style:list-style-name="ML5">
      <style:graphic-properties draw:stroke="none" draw:fill="none" draw:fill-color="#ffffff" draw:auto-grow-height="false" draw:auto-grow-width="false" fo:min-height="1.26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MP7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indent="0cm"/>
    </style:style>
    <style:style style:name="MT1" style:family="text">
      <style:text-properties fo:color="#000000" style:font-name="Helvetica Neue" fo:font-size="24pt" fo:language="en" fo:country="GB" fo:font-style="italic" style:font-name-asian="Helvetica Neue" style:font-size-asian="24pt" style:font-style-asian="italic" style:font-name-complex="Helvetica Neue" style:font-size-complex="24pt" style:font-style-complex="italic"/>
    </style:style>
    <style:style style:name="MT2" style:family="text">
      <style:text-properties fo:color="#000000" style:font-name="Gill Sans" fo:font-size="18pt" fo:language="en" fo:country="GB" style:font-name-asian="Gill Sans" style:font-size-asian="18pt" style:font-name-complex="Gill Sans" style:font-size-complex="18pt"/>
    </style:style>
    <style:style style:name="MT3" style:family="text">
      <style:text-properties fo:color="#333366" style:font-name="Verdana" fo:font-size="18pt" fo:language="en" fo:country="GB" style:font-name-asian="Verdana" style:font-size-asian="18pt" style:font-name-complex="Verdana" style:font-size-complex="18pt"/>
    </style:style>
    <style:style style:name="MT4" style:family="text">
      <style:text-properties fo:color="#c82f25" style:font-name="Helvetica Neue" fo:font-size="24pt" fo:language="en" fo:country="GB" fo:font-style="italic" style:font-name-asian="Helvetica Neue" style:font-size-asian="24pt" style:font-style-asian="italic" style:font-name-complex="Helvetica Neue" style:font-size-complex="24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3333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c82f2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9.06cm" svg:height="9.798cm" svg:x="3.528cm" svg:y="13.97cm" presentation:class="outline" presentation:placeholder="true">
        <draw:text-box/>
      </draw:frame>
      <draw:frame presentation:style-name="Default-title" draw:layer="backgroundobjects" svg:width="29.06cm" svg:height="9.163cm" svg:x="3.528cm" svg:y="4.55cm" presentation:class="title" presentation:placeholder="true">
        <draw:text-box/>
      </draw:frame>
      <draw:frame draw:style-name="Mgr3" draw:text-style-name="MP3" draw:layer="backgroundobjects" svg:width="4.375cm" svg:height="4.375cm" svg:x="31.291cm" svg:y="0.529cm">
        <draw:image xlink:href="Pictures/100002010000018A0000018A5D4E9296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6cm" svg:x="-32.774cm" svg:y="-32.769cm" presentation:class="page"/>
        <draw:frame presentation:style-name="Default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4.916cm" svg:height="2.39cm" svg:x="0.6cm" svg:y="0.635cm" presentation:class="title" presentation:placeholder="true">
        <draw:text-box/>
      </draw:frame>
      <draw:frame presentation:style-name="Title1-outline1" draw:layer="backgroundobjects" svg:width="34.74cm" svg:height="22.674cm" svg:x="0.67cm" svg:y="3.634cm" presentation:class="outline" presentation:placeholder="true">
        <draw:text-box/>
      </draw:frame>
      <draw:frame presentation:style-name="Mpr1" draw:text-style-name="MP7" draw:layer="backgroundobjects" svg:width="1.248cm" svg:height="1.261cm" svg:x="34.524cm" svg:y="25.611cm" presentation:class="page-number">
        <draw:text-box>
          <text:list text:style-name="ML2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draw:line draw:style-name="Mgr6" draw:text-style-name="MP3" draw:layer="backgroundobjects" svg:x1="-0.066cm" svg:y1="3.369cm" svg:x2="36.102cm" svg:y2="3.373cm">
        <text:p/>
      </draw:line>
      <draw:frame draw:style-name="Mgr3" draw:text-style-name="MP3" draw:layer="backgroundobjects" svg:width="3.386cm" svg:height="3.387cm" svg:x="32.738cm" svg:y="0cm">
        <draw:image xlink:href="Pictures/100002010000018A0000018A1EC0D219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69cm" svg:height="34.696cm" svg:x="-32.774cm" svg:y="-32.769cm" presentation:class="page"/>
        <draw:frame presentation:style-name="Title1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9.06cm" svg:height="4.719cm" svg:x="3.528cm" svg:y="20.46cm" presentation:class="titl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32.769cm" svg:height="34.696cm" svg:x="-32.774cm" svg:y="-32.769cm" presentation:class="page"/>
        <draw:frame presentation:style-name="Title2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29.06cm" svg:height="4.719cm" svg:x="3.528cm" svg:y="20.46cm" presentation:class="titl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32.769cm" svg:height="34.696cm" svg:x="-32.774cm" svg:y="-32.769cm" presentation:class="page"/>
        <draw:frame presentation:style-name="Title3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outline1" draw:layer="backgroundobjects" svg:width="16.289cm" svg:height="9.163cm" svg:x="1.763cm" svg:y="13.299cm" presentation:class="outline" presentation:placeholder="true">
        <draw:text-box/>
      </draw:frame>
      <draw:frame presentation:style-name="Title4-title" draw:layer="backgroundobjects" svg:width="16.289cm" svg:height="9.163cm" svg:x="1.763cm" svg:y="3.915cm" presentation:class="titl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32.769cm" svg:height="34.696cm" svg:x="-32.774cm" svg:y="-32.769cm" presentation:class="page"/>
        <draw:frame presentation:style-name="Title4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outline1" draw:layer="backgroundobjects" svg:width="16.289cm" svg:height="9.163cm" svg:x="1.763cm" svg:y="13.299cm" presentation:class="outline" presentation:placeholder="true">
        <draw:text-box/>
      </draw:frame>
      <draw:frame presentation:style-name="Title5-title" draw:layer="backgroundobjects" svg:width="16.289cm" svg:height="9.163cm" svg:x="1.763cm" svg:y="3.915cm" presentation:class="titl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32.769cm" svg:height="34.696cm" svg:x="-32.774cm" svg:y="-32.769cm" presentation:class="page"/>
        <draw:frame presentation:style-name="Title5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29.06cm" svg:height="6.764cm" svg:x="3.528cm" svg:y="0.706cm" presentation:class="title" presentation:placeholder="true">
        <draw:text-box/>
      </draw:frame>
      <draw:frame draw:style-name="Mgr3" draw:text-style-name="MP3" draw:layer="backgroundobjects" svg:width="3.351cm" svg:height="3.351cm" svg:x="32.773cm" svg:y="0cm">
        <draw:image xlink:href="Pictures/100002010000018A0000018A1EC0D219.png" xlink:type="simple" xlink:show="embed" xlink:actuate="onLoad">
          <text:p/>
        </draw:image>
      </draw:frame>
      <draw:line draw:style-name="Mgr8" draw:text-style-name="MP3" draw:layer="backgroundobjects" svg:x1="-0.141cm" svg:y1="3.338cm" svg:x2="36.169cm" svg:y2="3.343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32.769cm" svg:height="34.696cm" svg:x="-32.774cm" svg:y="-32.769cm" presentation:class="page"/>
        <draw:frame presentation:style-name="Title6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7" style:page-layout-name="PM1" draw:style-name="Mdp1"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32.769cm" svg:height="34.696cm" svg:x="-32.774cm" svg:y="-32.769cm" presentation:class="page"/>
        <draw:frame presentation:style-name="Title7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title" draw:layer="backgroundobjects" svg:width="29.06cm" svg:height="6.764cm" svg:x="3.528cm" svg:y="0.706cm" presentation:class="title" presentation:placeholder="true">
        <draw:text-box/>
      </draw:frame>
      <draw:frame presentation:style-name="Title8-outline1" draw:layer="backgroundobjects" svg:width="13.996cm" svg:height="15.866cm" svg:x="3.528cm" svg:y="7.69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32.769cm" svg:height="34.696cm" svg:x="-32.774cm" svg:y="-32.769cm" presentation:class="page"/>
        <draw:frame presentation:style-name="Title8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29.06cm" svg:height="6.764cm" svg:x="3.528cm" svg:y="0.706cm" presentation:class="title" presentation:placeholder="true">
        <draw:text-box/>
      </draw:frame>
      <draw:frame presentation:style-name="Title9-outline1" draw:layer="backgroundobjects" svg:width="10.998cm" svg:height="15.866cm" svg:x="21.59cm" svg:y="7.69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32.769cm" svg:height="34.696cm" svg:x="-32.774cm" svg:y="-32.769cm" presentation:class="page"/>
        <draw:frame presentation:style-name="Title9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29.06cm" svg:height="6.764cm" svg:x="3.528cm" svg:y="0.706cm" presentation:class="title" presentation:placeholder="true">
        <draw:text-box/>
      </draw:frame>
      <draw:frame presentation:style-name="Title10-outline1" draw:layer="backgroundobjects" svg:width="13.996cm" svg:height="15.866cm" svg:x="3.528cm" svg:y="7.691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32.769cm" svg:height="34.696cm" svg:x="-32.774cm" svg:y="-32.769cm" presentation:class="page"/>
        <draw:frame presentation:style-name="Title10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9.06cm" svg:height="10.575cm" svg:x="3.528cm" svg:y="8.254cm" presentation:class="title" presentation:placeholder="true">
        <draw:text-box/>
      </draw:frame>
      <draw:frame draw:style-name="Mgr3" draw:text-style-name="MP3" draw:layer="backgroundobjects" svg:width="3.351cm" svg:height="3.351cm" svg:x="32.773cm" svg:y="0cm">
        <draw:image xlink:href="Pictures/100002010000018A0000018A1EC0D219.png" xlink:type="simple" xlink:show="embed" xlink:actuate="onLoad">
          <text:p/>
        </draw:image>
      </draw:frame>
      <draw:line draw:style-name="Mgr8" draw:text-style-name="MP3" draw:layer="backgroundobjects" svg:x1="-0.141cm" svg:y1="3.338cm" svg:x2="36.169cm" svg:y2="3.343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32.769cm" svg:height="34.696cm" svg:x="-32.774cm" svg:y="-32.769cm" presentation:class="page"/>
        <draw:frame presentation:style-name="Title11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presentation:style-name="Title12-title" draw:layer="backgroundobjects" svg:width="34.916cm" svg:height="2.39cm" svg:x="0.6cm" svg:y="0.635cm" presentation:class="title" presentation:placeholder="true">
        <draw:text-box/>
      </draw:frame>
      <draw:frame presentation:style-name="Title12-outline1" draw:layer="backgroundobjects" svg:width="34.74cm" svg:height="22.674cm" svg:x="0.67cm" svg:y="3.634cm" presentation:class="outline" presentation:placeholder="true">
        <draw:text-box/>
      </draw:frame>
      <draw:frame presentation:style-name="Mpr2" draw:text-style-name="MP7" draw:layer="backgroundobjects" svg:width="0.944cm" svg:height="1.014cm" svg:x="34.678cm" svg:y="25.718cm" presentation:class="page-number">
        <draw:text-box>
          <text:list text:style-name="ML3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line draw:style-name="Mgr9" draw:text-style-name="MP3" draw:layer="backgroundobjects" svg:x1="-0.141cm" svg:y1="3.338cm" svg:x2="36.169cm" svg:y2="3.343cm">
        <text:p/>
      </draw:line>
      <draw:frame draw:style-name="Mgr3" draw:text-style-name="MP3" draw:layer="backgroundobjects" svg:width="3.386cm" svg:height="3.387cm" svg:x="32.738cm" svg:y="0cm">
        <draw:image xlink:href="Pictures/100002010000018A0000018A1EC0D219.png" xlink:type="simple" xlink:show="embed" xlink:actuate="onLoad">
          <text:p/>
        </draw:image>
      </draw:frame>
      <draw:custom-shape draw:style-name="Mgr10" draw:text-style-name="MP5" draw:layer="backgroundobjects" svg:width="10.619cm" svg:height="1.058cm" svg:x="0.67cm" svg:y="25.7cm">
        <text:list text:style-name="ML4">
          <text:list-header>
            <text:p text:style-name="MP8"><text:span text:style-name="MT3">Jim Brooke (Univ. of Bristol)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32.769cm" svg:height="34.696cm" svg:x="-32.774cm" svg:y="-32.769cm" presentation:class="page"/>
        <draw:frame presentation:style-name="Title12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presentation:style-name="Title13-title" draw:layer="backgroundobjects" svg:width="34.916cm" svg:height="2.39cm" svg:x="0.6cm" svg:y="0.635cm" presentation:class="title" presentation:placeholder="true">
        <draw:text-box/>
      </draw:frame>
      <draw:frame presentation:style-name="Title13-outline1" draw:layer="backgroundobjects" svg:width="34.74cm" svg:height="22.674cm" svg:x="0.67cm" svg:y="3.634cm" presentation:class="outline" presentation:placeholder="true">
        <draw:text-box/>
      </draw:frame>
      <draw:frame presentation:style-name="Mpr3" draw:text-style-name="MP7" draw:layer="backgroundobjects" svg:width="1.248cm" svg:height="1.261cm" svg:x="34.524cm" svg:y="25.611cm" presentation:class="page-number">
        <draw:text-box>
          <text:list text:style-name="ML5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line draw:style-name="Mgr11" draw:text-style-name="MP3" draw:layer="backgroundobjects" svg:x1="-0.066cm" svg:y1="3.369cm" svg:x2="36.102cm" svg:y2="3.373cm">
        <text:p/>
      </draw:line>
      <draw:frame draw:style-name="Mgr3" draw:text-style-name="MP3" draw:layer="backgroundobjects" svg:width="3.386cm" svg:height="3.387cm" svg:x="32.738cm" svg:y="0cm">
        <draw:image xlink:href="Pictures/100002010000018A0000018A1EC0D219.png" xlink:type="simple" xlink:show="embed" xlink:actuate="onLoad">
          <text:p/>
        </draw:image>
      </draw:frame>
      <draw:custom-shape draw:style-name="Mgr10" draw:text-style-name="MP5" draw:layer="backgroundobjects" svg:width="14.993cm" svg:height="1.27cm" svg:x="0.67cm" svg:y="25.594cm">
        <text:list text:style-name="ML5">
          <text:list-header>
            <text:p text:style-name="MP8"><text:span text:style-name="MT4">Jim Brooke (Univ. of Bristol)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32.769cm" svg:height="34.696cm" svg:x="-32.774cm" svg:y="-32.769cm" presentation:class="page"/>
        <draw:frame presentation:style-name="Title13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4" style:page-layout-name="PM1" draw:style-name="Mdp1">
      <draw:frame presentation:style-name="Title14-title" draw:layer="backgroundobjects" svg:width="34.916cm" svg:height="2.39cm" svg:x="0.6cm" svg:y="0.635cm" presentation:class="title" presentation:placeholder="true">
        <draw:text-box/>
      </draw:frame>
      <draw:frame presentation:style-name="Title14-outline1" draw:layer="backgroundobjects" svg:width="34.74cm" svg:height="22.674cm" svg:x="0.67cm" svg:y="3.634cm" presentation:class="outline" presentation:placeholder="true">
        <draw:text-box/>
      </draw:frame>
      <draw:frame presentation:style-name="Mpr4" draw:text-style-name="MP7" draw:layer="backgroundobjects" svg:width="1.248cm" svg:height="1.261cm" svg:x="34.524cm" svg:y="25.611cm" presentation:class="page-number">
        <draw:text-box>
          <text:list text:style-name="ML5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line draw:style-name="Mgr11" draw:text-style-name="MP3" draw:layer="backgroundobjects" svg:x1="-0.066cm" svg:y1="3.369cm" svg:x2="36.102cm" svg:y2="3.373cm">
        <text:p/>
      </draw:line>
      <draw:frame draw:style-name="Mgr3" draw:text-style-name="MP3" draw:layer="backgroundobjects" svg:width="3.386cm" svg:height="3.387cm" svg:x="32.738cm" svg:y="0cm">
        <draw:image xlink:href="Pictures/100002010000018A0000018A1EC0D219.png" xlink:type="simple" xlink:show="embed" xlink:actuate="onLoad">
          <text:p/>
        </draw:image>
      </draw:frame>
      <draw:custom-shape draw:style-name="Mgr10" draw:text-style-name="MP5" draw:layer="backgroundobjects" svg:width="14.993cm" svg:height="1.27cm" svg:x="0.67cm" svg:y="25.594cm">
        <text:list text:style-name="ML5">
          <text:list-header>
            <text:p text:style-name="MP8"><text:span text:style-name="MT4">Jim Brooke (Univ. of Bristol)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32.769cm" svg:height="34.696cm" svg:x="-32.774cm" svg:y="-32.769cm" presentation:class="page"/>
        <draw:frame presentation:style-name="Title14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5" style:page-layout-name="PM1" draw:style-name="Mdp1">
      <draw:frame presentation:style-name="Title15-title" draw:layer="backgroundobjects" svg:width="34.916cm" svg:height="2.39cm" svg:x="0.6cm" svg:y="0.635cm" presentation:class="title" presentation:placeholder="true">
        <draw:text-box/>
      </draw:frame>
      <draw:frame presentation:style-name="Title15-outline1" draw:layer="backgroundobjects" svg:width="34.74cm" svg:height="22.674cm" svg:x="0.67cm" svg:y="3.634cm" presentation:class="outline" presentation:placeholder="true">
        <draw:text-box/>
      </draw:frame>
      <draw:frame presentation:style-name="Mpr5" draw:text-style-name="MP7" draw:layer="backgroundobjects" svg:width="1.248cm" svg:height="1.261cm" svg:x="34.524cm" svg:y="25.611cm" presentation:class="page-number">
        <draw:text-box>
          <text:list text:style-name="ML5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line draw:style-name="Mgr11" draw:text-style-name="MP3" draw:layer="backgroundobjects" svg:x1="-0.066cm" svg:y1="3.369cm" svg:x2="36.102cm" svg:y2="3.373cm">
        <text:p/>
      </draw:line>
      <draw:frame draw:style-name="Mgr3" draw:text-style-name="MP3" draw:layer="backgroundobjects" svg:width="3.386cm" svg:height="3.387cm" svg:x="32.738cm" svg:y="0cm">
        <draw:image xlink:href="Pictures/100002010000018A0000018A1EC0D219.png" xlink:type="simple" xlink:show="embed" xlink:actuate="onLoad">
          <text:p/>
        </draw:image>
      </draw:frame>
      <draw:custom-shape draw:style-name="Mgr10" draw:text-style-name="MP5" draw:layer="backgroundobjects" svg:width="14.993cm" svg:height="1.27cm" svg:x="0.67cm" svg:y="25.594cm">
        <text:list text:style-name="ML5">
          <text:list-header>
            <text:p text:style-name="MP8"><text:span text:style-name="MT4">Jim Brooke (Univ. of Bristol)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32.769cm" svg:height="34.696cm" svg:x="-32.774cm" svg:y="-32.769cm" presentation:class="page"/>
        <draw:frame presentation:style-name="Title15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6" style:page-layout-name="PM1" draw:style-name="Mdp1">
      <draw:frame presentation:style-name="Title16-title" draw:layer="backgroundobjects" svg:width="34.916cm" svg:height="2.39cm" svg:x="0.6cm" svg:y="0.635cm" presentation:class="title" presentation:placeholder="true">
        <draw:text-box/>
      </draw:frame>
      <draw:frame presentation:style-name="Title16-outline1" draw:layer="backgroundobjects" svg:width="34.74cm" svg:height="22.674cm" svg:x="0.67cm" svg:y="3.634cm" presentation:class="outline" presentation:placeholder="true">
        <draw:text-box/>
      </draw:frame>
      <draw:frame presentation:style-name="Mpr6" draw:text-style-name="MP7" draw:layer="backgroundobjects" svg:width="1.248cm" svg:height="1.261cm" svg:x="34.524cm" svg:y="25.611cm" presentation:class="page-number">
        <draw:text-box>
          <text:list text:style-name="ML5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line draw:style-name="Mgr11" draw:text-style-name="MP3" draw:layer="backgroundobjects" svg:x1="-0.066cm" svg:y1="3.369cm" svg:x2="36.102cm" svg:y2="3.373cm">
        <text:p/>
      </draw:line>
      <draw:frame draw:style-name="Mgr3" draw:text-style-name="MP3" draw:layer="backgroundobjects" svg:width="3.386cm" svg:height="3.387cm" svg:x="32.738cm" svg:y="0cm">
        <draw:image xlink:href="Pictures/100002010000018A0000018A1EC0D219.png" xlink:type="simple" xlink:show="embed" xlink:actuate="onLoad">
          <text:p/>
        </draw:image>
      </draw:frame>
      <draw:custom-shape draw:style-name="Mgr10" draw:text-style-name="MP5" draw:layer="backgroundobjects" svg:width="14.993cm" svg:height="1.27cm" svg:x="0.67cm" svg:y="25.594cm">
        <text:list text:style-name="ML5">
          <text:list-header>
            <text:p text:style-name="MP8"><text:span text:style-name="MT4">Jim Brooke (Univ. of Bristol)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32.769cm" svg:height="34.696cm" svg:x="-32.774cm" svg:y="-32.769cm" presentation:class="page"/>
        <draw:frame presentation:style-name="Title16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7" style:page-layout-name="PM1" draw:style-name="Mdp1">
      <draw:frame presentation:style-name="Title17-title" draw:layer="backgroundobjects" svg:width="34.916cm" svg:height="2.39cm" svg:x="0.6cm" svg:y="0.635cm" presentation:class="title" presentation:placeholder="true">
        <draw:text-box/>
      </draw:frame>
      <draw:frame presentation:style-name="Title17-outline1" draw:layer="backgroundobjects" svg:width="34.74cm" svg:height="22.674cm" svg:x="0.67cm" svg:y="3.634cm" presentation:class="outline" presentation:placeholder="true">
        <draw:text-box/>
      </draw:frame>
      <draw:frame presentation:style-name="Mpr7" draw:text-style-name="MP7" draw:layer="backgroundobjects" svg:width="1.248cm" svg:height="1.261cm" svg:x="34.524cm" svg:y="25.611cm" presentation:class="page-number">
        <draw:text-box>
          <text:list text:style-name="ML5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line draw:style-name="Mgr11" draw:text-style-name="MP3" draw:layer="backgroundobjects" svg:x1="-0.066cm" svg:y1="3.369cm" svg:x2="36.102cm" svg:y2="3.373cm">
        <text:p/>
      </draw:line>
      <draw:frame draw:style-name="Mgr3" draw:text-style-name="MP3" draw:layer="backgroundobjects" svg:width="3.386cm" svg:height="3.387cm" svg:x="32.738cm" svg:y="0cm">
        <draw:image xlink:href="Pictures/100002010000018A0000018A1EC0D219.png" xlink:type="simple" xlink:show="embed" xlink:actuate="onLoad">
          <text:p/>
        </draw:image>
      </draw:frame>
      <draw:custom-shape draw:style-name="Mgr10" draw:text-style-name="MP5" draw:layer="backgroundobjects" svg:width="14.993cm" svg:height="1.27cm" svg:x="0.67cm" svg:y="25.594cm">
        <text:list text:style-name="ML5">
          <text:list-header>
            <text:p text:style-name="MP8"><text:span text:style-name="MT4">Jim Brooke (Univ. of Bristol)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32.769cm" svg:height="34.696cm" svg:x="-32.774cm" svg:y="-32.769cm" presentation:class="page"/>
        <draw:frame presentation:style-name="Title17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8" style:page-layout-name="PM1" draw:style-name="Mdp1">
      <draw:frame presentation:style-name="Title18-title" draw:layer="backgroundobjects" svg:width="34.916cm" svg:height="2.39cm" svg:x="0.6cm" svg:y="0.635cm" presentation:class="title" presentation:placeholder="true">
        <draw:text-box/>
      </draw:frame>
      <draw:frame presentation:style-name="Title18-outline1" draw:layer="backgroundobjects" svg:width="34.74cm" svg:height="22.674cm" svg:x="0.67cm" svg:y="3.634cm" presentation:class="outline" presentation:placeholder="true">
        <draw:text-box/>
      </draw:frame>
      <draw:frame presentation:style-name="Mpr8" draw:text-style-name="MP7" draw:layer="backgroundobjects" svg:width="1.248cm" svg:height="1.261cm" svg:x="34.524cm" svg:y="25.611cm" presentation:class="page-number">
        <draw:text-box>
          <text:list text:style-name="ML5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line draw:style-name="Mgr11" draw:text-style-name="MP3" draw:layer="backgroundobjects" svg:x1="-0.066cm" svg:y1="3.369cm" svg:x2="36.102cm" svg:y2="3.373cm">
        <text:p/>
      </draw:line>
      <draw:frame draw:style-name="Mgr3" draw:text-style-name="MP3" draw:layer="backgroundobjects" svg:width="3.386cm" svg:height="3.387cm" svg:x="32.738cm" svg:y="0cm">
        <draw:image xlink:href="Pictures/100002010000018A0000018A1EC0D219.png" xlink:type="simple" xlink:show="embed" xlink:actuate="onLoad">
          <text:p/>
        </draw:image>
      </draw:frame>
      <draw:custom-shape draw:style-name="Mgr10" draw:text-style-name="MP5" draw:layer="backgroundobjects" svg:width="14.993cm" svg:height="1.27cm" svg:x="0.67cm" svg:y="25.594cm">
        <text:list text:style-name="ML5">
          <text:list-header>
            <text:p text:style-name="MP8"><text:span text:style-name="MT4">Jim Brooke (Univ. of Bristol)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32.769cm" svg:height="34.696cm" svg:x="-32.774cm" svg:y="-32.769cm" presentation:class="page"/>
        <draw:frame presentation:style-name="Title18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19" style:page-layout-name="PM1" draw:style-name="Mdp1">
      <draw:frame presentation:style-name="Title19-outline1" draw:layer="backgroundobjects" svg:width="29.06cm" svg:height="9.798cm" svg:x="3.528cm" svg:y="13.97cm" presentation:class="outline" presentation:placeholder="true">
        <draw:text-box/>
      </draw:frame>
      <draw:frame presentation:style-name="Title19-title" draw:layer="backgroundobjects" svg:width="29.06cm" svg:height="9.163cm" svg:x="3.528cm" svg:y="4.55cm" presentation:class="titl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32.769cm" svg:height="34.696cm" svg:x="-32.774cm" svg:y="-32.769cm" presentation:class="page"/>
        <draw:frame presentation:style-name="Title19-notes" draw:layer="backgroundobjects" svg:width="15.231cm" svg:height="11.421cm" svg:x="1.904cm" svg:y="12.064cm" presentation:class="notes" presentation:placeholder="true">
          <draw:text-box/>
        </draw:frame>
      </presentation:notes>
    </style:master-page>
    <style:master-page style:name="Title20" style:page-layout-name="PM1" draw:style-name="Mdp1">
      <draw:frame presentation:style-name="Title20-outline1" draw:layer="backgroundobjects" svg:width="29.06cm" svg:height="9.798cm" svg:x="3.528cm" svg:y="13.97cm" presentation:class="outline" presentation:placeholder="true">
        <draw:text-box/>
      </draw:frame>
      <draw:frame presentation:style-name="Title20-title" draw:layer="backgroundobjects" svg:width="29.06cm" svg:height="9.163cm" svg:x="3.528cm" svg:y="4.55cm" presentation:class="titl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7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32.769cm" svg:height="34.696cm" svg:x="-32.774cm" svg:y="-32.769cm" presentation:class="page"/>
        <draw:frame presentation:style-name="Title20-notes" draw:layer="backgroundobjects" svg:width="15.231cm" svg:height="11.421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11DT9H53M30S</meta:editing-duration>
    <meta:generator>LibreOffice/4.1.6.2$Linux_X86_64 LibreOffice_project/410m0$Build-2</meta:generator>
    <dc:date>2014-11-04T11:12:19.318381774</dc:date>
    <meta:editing-cycles>3</meta:editing-cycles>
    <meta:document-statistic meta:object-count="182"/>
  </office:meta>
</office:document-meta>
</file>